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P18" style:parent-style-name="Standard" style:family="paragraph">
      <style:paragraph-properties fo:line-height="0.1666in"/>
    </style:style>
    <style:style style:name="T19" style:parent-style-name="Internetlink" style:family="text">
      <style:text-properties style:font-name="Calibri" style:font-name-complex="Calibri"/>
    </style:style>
    <style:style style:name="T20" style:parent-style-name="Internetlink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Standard" style:family="paragraph">
      <style:paragraph-properties fo:line-height="0.1666in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Internet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Standard" style:family="paragraph">
      <style:paragraph-properties fo:margin-top="0.1666in" fo:line-height="0.1666in"/>
    </style:style>
    <style:style style:name="T2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line-height="0.1666in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line-height="0.1666in"/>
    </style:style>
    <style:style style:name="T45" style:parent-style-name="DefaultParagraphFont" style:family="text">
      <style:text-properties style:font-name="Calibri" style:font-name-complex="Calibri"/>
    </style:style>
    <style:style style:name="T46" style:parent-style-name="Internetlink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/>
    </style:style>
    <style:style style:name="T48" style:parent-style-name="DefaultParagraphFont" style:family="text">
      <style:text-properties style:font-name="Calibri" style:font-name-complex="Calibri"/>
    </style:style>
    <style:style style:name="P49" style:parent-style-name="Standard" style:family="paragraph">
      <style:paragraph-properties fo:line-height="0.1666in"/>
    </style:style>
    <style:style style:name="T50" style:parent-style-name="DefaultParagraphFont" style:family="text">
      <style:text-properties style:font-name="Calibri" style:font-name-complex="Calibri"/>
    </style:style>
    <style:style style:name="T51" style:parent-style-name="Internetlink" style:family="text">
      <style:text-properties style:font-name="Calibri" style:font-name-complex="Calibri"/>
    </style:style>
    <style:style style:name="T5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line-height="0.1666in"/>
    </style:style>
    <style:style style:name="T54" style:parent-style-name="DefaultParagraphFont" style:family="text">
      <style:text-properties style:font-name="Calibri" style:font-name-complex="Calibri"/>
    </style:style>
    <style:style style:name="T55" style:parent-style-name="Internetlink" style:family="text">
      <style:text-properties style:font-name="Calibri" style:font-name-complex="Calibri"/>
    </style:style>
    <style:style style:name="T5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line-height="0.1666in"/>
    </style:style>
    <style:style style:name="T58" style:parent-style-name="DefaultParagraphFont" style:family="text">
      <style:text-properties style:font-name="Calibri" style:font-name-complex="Calibri"/>
    </style:style>
    <style:style style:name="T59" style:parent-style-name="Internetlink" style:family="text">
      <style:text-properties style:font-name="Calibri" style:font-name-complex="Calibri"/>
    </style:style>
    <style:style style:name="T6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line-height="0.1666in"/>
    </style:style>
    <style:style style:name="T62" style:parent-style-name="DefaultParagraphFont" style:family="text">
      <style:text-properties style:font-name="Calibri" style:font-name-complex="Calibri"/>
    </style:style>
    <style:style style:name="T63" style:parent-style-name="Internetlink" style:family="text">
      <style:text-properties style:font-name="Calibri" style:font-name-complex="Calibri"/>
    </style:style>
    <style:style style:name="T64" style:parent-style-name="Internetlink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line-height="0.1666in"/>
    </style:style>
    <style:style style:name="T67" style:parent-style-name="DefaultParagraphFont" style:family="text">
      <style:text-properties style:font-name="Calibri" style:font-name-complex="Calibri"/>
    </style:style>
    <style:style style:name="P68" style:parent-style-name="ListParagraph" style:family="paragraph">
      <style:paragraph-properties fo:margin-top="0.1666in" fo:line-height="0.1666in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ListParagraph" style:family="paragraph">
      <style:paragraph-properties fo:margin-top="0.1666in" fo:margin-bottom="0.1666in" fo:line-height="0.1666in"/>
    </style:style>
    <style:style style:name="T7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2" style:parent-style-name="ListParagraph" style:family="paragraph">
      <style:paragraph-properties fo:margin-top="0.1666in" fo:margin-bottom="0.1666in" fo:line-height="0.1666in"/>
    </style:style>
    <style:style style:name="T7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Calibri" style:font-name-complex="Calibri"/>
    </style:style>
    <style:style style:name="P75" style:parent-style-name="ListParagraph" style:family="paragraph">
      <style:paragraph-properties fo:margin-top="0.1666in" fo:margin-bottom="0.1666in" fo:line-height="0.1666in"/>
    </style:style>
    <style:style style:name="T7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margin-top="0.1666in" fo:margin-bottom="0.1666in"/>
    </style:style>
    <style:style style:name="T7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7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2" style:parent-style-name="Standard" style:family="paragraph">
      <style:paragraph-properties fo:margin-top="0.1666in" fo:margin-bottom="0.1666in"/>
    </style:style>
    <style:style style:name="T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85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8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0" style:parent-style-name="Standard" style:family="paragraph">
      <style:paragraph-properties fo:margin-top="0.1666in" fo:margin-bottom="0.1666in"/>
    </style:style>
    <style:style style:name="T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3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94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95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9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0" style:parent-style-name="Standard" style:family="paragraph">
      <style:paragraph-properties fo:margin-top="0.1666in" fo:margin-bottom="0.1666in"/>
    </style:style>
    <style:style style:name="T10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3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0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0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8" style:parent-style-name="Standard" style:family="paragraph">
      <style:paragraph-properties fo:margin-top="0.1666in" fo:margin-bottom="0.1666in"/>
    </style:style>
    <style:style style:name="T10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1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1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6" style:parent-style-name="Standard" style:family="paragraph">
      <style:paragraph-properties fo:margin-top="0.1666in" fo:margin-bottom="0.1666in"/>
    </style:style>
    <style:style style:name="T1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9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2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3" style:parent-style-name="Standard" style:family="paragraph">
      <style:paragraph-properties fo:margin-top="0.1666in" fo:margin-bottom="0.1666in"/>
    </style:style>
    <style:style style:name="T1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6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127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128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129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3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3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3" style:parent-style-name="Standard" style:family="paragraph">
      <style:paragraph-properties fo:margin-top="0.1666in" fo:margin-bottom="0.1666in"/>
    </style:style>
    <style:style style:name="T13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6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3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38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39" style:parent-style-name="Standard" style:family="paragraph">
      <style:paragraph-properties fo:break-before="page" fo:margin-top="0.1666in" fo:margin-bottom="0.1666in"/>
    </style:style>
    <style:style style:name="T14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4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5" style:parent-style-name="Standard" style:family="paragraph">
      <style:paragraph-properties fo:margin-top="0.1666in" fo:margin-bottom="0.1666in"/>
    </style:style>
    <style:style style:name="T14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8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4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2" style:parent-style-name="Standard" style:family="paragraph">
      <style:paragraph-properties fo:margin-top="0.1666in" fo:margin-bottom="0.1666in"/>
    </style:style>
    <style:style style:name="T15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5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5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9" style:parent-style-name="Standard" style:family="paragraph">
      <style:paragraph-properties fo:margin-top="0.1666in"/>
    </style:style>
    <style:style style:name="T16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2" style:parent-style-name="Standard" style:family="paragraph"/>
    <style:style style:name="T1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4" style:parent-style-name="Standard" style:family="paragraph"/>
    <style:style style:name="T16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6" style:parent-style-name="Standard" style:family="paragraph">
      <style:paragraph-properties fo:margin-bottom="0.1666in"/>
    </style:style>
    <style:style style:name="T1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8" style:parent-style-name="Standard" style:family="paragraph">
      <style:paragraph-properties fo:margin-top="0.1666in" fo:margin-bottom="0.1666in"/>
    </style:style>
    <style:style style:name="T16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71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17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7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88" style:parent-style-name="Standard" style:family="paragraph">
      <style:paragraph-properties fo:break-before="page" fo:margin-top="0.1666in" fo:margin-bottom="0.1666in"/>
    </style:style>
    <style:style style:name="T18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9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4" style:parent-style-name="Standard" style:family="paragraph">
      <style:paragraph-properties fo:margin-top="0.1666in" fo:margin-bottom="0.1666in"/>
    </style:style>
    <style:style style:name="T19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97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1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2" style:parent-style-name="Standard" style:family="paragraph">
      <style:paragraph-properties fo:margin-top="0.1666in" fo:margin-bottom="0.1666in"/>
    </style:style>
    <style:style style:name="T2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5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2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0" style:parent-style-name="Standard" style:family="paragraph">
      <style:paragraph-properties fo:margin-top="0.1666in" fo:margin-bottom="0.1666in"/>
    </style:style>
    <style:style style:name="T21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3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2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8" style:parent-style-name="Standard" style:family="paragraph">
      <style:paragraph-properties fo:margin-top="0.1666in" fo:margin-bottom="0.1666in"/>
    </style:style>
    <style:style style:name="T21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1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2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7" style:parent-style-name="Standard" style:family="paragraph">
      <style:paragraph-properties fo:margin-top="0.1666in" fo:margin-bottom="0.1666in"/>
    </style:style>
    <style:style style:name="T22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30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2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4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45" style:parent-style-name="Standard" style:family="paragraph">
      <style:paragraph-properties fo:break-before="page" fo:margin-top="0.1666in" fo:margin-bottom="0.1666in"/>
    </style:style>
    <style:style style:name="T24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4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1" style:parent-style-name="Standard" style:family="paragraph">
      <style:paragraph-properties fo:margin-top="0.1666in" fo:margin-bottom="0.1666in"/>
    </style:style>
    <style:style style:name="T25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4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2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5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0" style:parent-style-name="Standard" style:family="paragraph">
      <style:paragraph-properties fo:margin-top="0.1666in" fo:margin-bottom="0.1666in"/>
    </style:style>
    <style:style style:name="T26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3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2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8" style:parent-style-name="Standard" style:family="paragraph">
      <style:paragraph-properties fo:margin-top="0.1666in" fo:margin-bottom="0.1666in"/>
    </style:style>
    <style:style style:name="T26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1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272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2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7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7" style:parent-style-name="Standard" style:family="paragraph">
      <style:paragraph-properties fo:margin-top="0.1666in" fo:margin-bottom="0.1666in"/>
    </style:style>
    <style:style style:name="T27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0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281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28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8" style:parent-style-name="Standard" style:family="paragraph">
      <style:paragraph-properties fo:break-before="page"/>
    </style:style>
    <style:style style:name="T2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00" style:parent-style-name="Standard" style:family="paragraph">
      <style:paragraph-properties fo:margin-top="0.1666in" fo:margin-bottom="0.1666in"/>
    </style:style>
    <style:style style:name="T30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3" style:parent-style-name="Standard" style:family="paragraph">
      <style:paragraph-properties fo:margin-top="0.1666in" fo:margin-bottom="0.1666in"/>
    </style:style>
    <style:style style:name="T30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06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307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3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1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2" style:parent-style-name="Standard" style:family="paragraph">
      <style:paragraph-properties fo:margin-top="0.1666in" fo:margin-bottom="0.1666in"/>
    </style:style>
    <style:style style:name="T3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5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316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31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1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1" style:parent-style-name="Standard" style:family="paragraph">
      <style:paragraph-properties fo:margin-top="0.1666in" fo:margin-bottom="0.1666in"/>
    </style:style>
    <style:style style:name="T32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4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3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9" style:parent-style-name="Standard" style:family="paragraph">
      <style:paragraph-properties fo:margin-top="0.1666in" fo:margin-bottom="0.1666in"/>
    </style:style>
    <style:style style:name="T33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2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333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33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0" style:parent-style-name="Standard" style:family="paragraph">
      <style:paragraph-properties fo:margin-top="0.1666in" fo:margin-bottom="0.1666in"/>
    </style:style>
    <style:style style:name="T35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5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5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6" style:parent-style-name="Standard" style:family="paragraph">
      <style:paragraph-properties fo:margin-top="0.1666in" fo:margin-bottom="0.1666in"/>
    </style:style>
    <style:style style:name="T35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9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36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6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4" style:parent-style-name="Standard" style:family="paragraph">
      <style:paragraph-properties fo:margin-top="0.1666in" fo:margin-bottom="0.1666in"/>
    </style:style>
    <style:style style:name="T36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67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3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7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2" style:parent-style-name="Standard" style:family="paragraph">
      <style:paragraph-properties fo:margin-top="0.1666in" fo:margin-bottom="0.1666in"/>
    </style:style>
    <style:style style:name="T37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6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37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1" style:parent-style-name="Standard" style:family="paragraph">
      <style:paragraph-properties fo:margin-top="0.1666in" fo:margin-bottom="0.1666in"/>
    </style:style>
    <style:style style:name="T38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86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87" style:parent-style-name="Standard" style:family="paragraph">
      <style:paragraph-properties fo:break-before="page" fo:margin-top="0.1666in" fo:margin-bottom="0.1666in"/>
    </style:style>
    <style:style style:name="T38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9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3" style:parent-style-name="Standard" style:family="paragraph">
      <style:paragraph-properties fo:margin-top="0.1666in" fo:margin-bottom="0.1666in"/>
    </style:style>
    <style:style style:name="T39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6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3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01" style:parent-style-name="Standard" style:family="paragraph">
      <style:paragraph-properties fo:margin-top="0.1666in" fo:margin-bottom="0.1666in"/>
    </style:style>
    <style:style style:name="T4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4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405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406" style:parent-style-name="DefaultParagraphFont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</text:span><text:span text:style-name="T17">ch 2020)</text:span></text:p>
            </text:list-item>
            <text:list-item>
              <text:p text:style-name="P18"><text:a xlink:href="https://www.indiatoday.in/education-today/featurephilia/story/meet-starbucks-marketing-brain-growth-india-963235-2017-03-01" office:target-frame-name="_top" xlink:show="replace"><text:span text:style-name="T19">https://www.indiatoday.in/education-today/featurephilia/story/meet-starbucks-marketing-brain-growth-india-</text:span><text:span text:style-name="T20">963235-2017-03-01</text:span></text:a><text:span text:style-name="T21"><text:s/>(January 2018)</text:span></text:p>
            </text:list-item>
            <text:list-item>
              <text:p text:style-name="P22"><text:a xlink:href="https://brandequity.economictimes.indiatimes.com/news/marketing/for-starbucks-india-it-is-all-about-creating-the-third-place-experience/56140266" office:target-frame-name="_top" xlink:show="replace"><text:span text:style-name="T23">https://brandequity.economictimes.indiatimes.com/news/marketi</text:span><text:span text:style-name="T24">ng/for-starbucks-india-it-is-all-about-creating-the-third-place-experience/56140266</text:span></text:a><text:span text:style-name="T25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26"><text:a xlink:href="https://stories.starbucks.com/stories/2012/starbucks-announces-beverage-innovation-using-green-coffee-extract-with-sta/" office:target-frame-name="_top" xlink:show="replace"><text:span text:style-name="T27">https://stories.sta</text:span><text:span text:style-name="T28">rbucks.com/stories/2012/starbucks-announces-beverage-innovation-using-green-coffee-extract-with-sta/</text:span></text:a><text:span text:style-name="T29"><text:line-break/></text:span></text:p>
        </text:list-item>
        <text:list-item>
          <text:p text:style-name="P30"><text:span text:style-name="T31">Starbucks India menu (without prices):<text:s/></text:span><text:a xlink:href="https://www.starbucks.in/menu-list" office:target-frame-name="_top" xlink:show="replace"><text:span text:style-name="T32">https://www.starbucks.in/menu-list</text:span></text:a><text:span text:style-name="T33"><text:line-break/></text:span></text:p>
        </text:list-item>
        <text:list-item>
          <text:p text:style-name="P34"><text:span text:style-name="T35">Starbucks CP, New Delhi men</text:span><text:span text:style-name="T36">u:<text:s/></text:span><text:a xlink:href="https://magicpin.in/New-Delhi/Connaught-Place-(Cp)/Restaurant/Starbucks/store/1217/menu/" office:target-frame-name="_top" xlink:show="replace"><text:span text:style-name="T37">https://magicpin.in/New-Delhi/Connaught-Place-(Cp)/Restaurant/Starbucks/store/1217/menu/</text:span></text:a><text:span text:style-name="T38"><text:line-break/></text:span></text:p>
        </text:list-item>
        <text:list-item>
          <text:p text:style-name="P39"><text:span text:style-name="T40">Starbucks Corporation’s Marketing Mix (4Ps) Analysis (201</text:span><text:span text:style-name="T41">9):<text:s/></text:span><text:a xlink:href="http://panmore.com/starbucks-coffee-marketing-mix-4ps-analysis" office:target-frame-name="_top" xlink:show="replace"><text:span text:style-name="T42">http://panmore.com/starbucks-coffee-marketing-mix-4ps-analysis</text:span></text:a><text:span text:style-name="T43"><text:line-break/></text:span></text:p>
        </text:list-item>
        <text:list-item>
          <text:p text:style-name="P44"><text:span text:style-name="T45">Starbucks India Marketing Strategy (2016):<text:s/></text:span><text:a xlink:href="https://www.slideshare.net/Rjrockzcool/starbucks-india-marketing-strategy" office:target-frame-name="_top" xlink:show="replace"><text:span text:style-name="T46">https://www.slideshare.net/Rjrockzcool/starbucks-india-marketing-strategy</text:span></text:a><text:span text:style-name="T47"><text:s/></text:span><text:span text:style-name="T48"><text:line-break/></text:span></text:p>
        </text:list-item>
        <text:list-item>
          <text:p text:style-name="P49"><text:span text:style-name="T50">Entry of Starbucks in Indian Market (2016):<text:s/></text:span><text:a xlink:href="https://www.researchgate.net/publication/316600552_Case_Study-_Entry_of_Starbucks_in_Indian_Market" office:target-frame-name="_top" xlink:show="replace"><text:span text:style-name="T51">https://www.researchgate.net/publication/316600552_Case_Study-_Entry_of_Starbucks_in_Indian_Market</text:span></text:a><text:span text:style-name="T52"><text:line-break/></text:span></text:p>
        </text:list-item>
        <text:list-item>
          <text:p text:style-name="P53"><text:span text:style-name="T54">Starbucks Marketing Analysis (2015):<text:s/></text:span><text:a xlink:href="https://www.semanticscholar.org/paper/Starbucks-Marketing-Analysis-Katerina/1d21b5743764f3196cddcb95925059695dad6eeb" office:target-frame-name="_top" xlink:show="replace"><text:span text:style-name="T55">https://www.semanticscholar.org/paper/Starbucks-Marketing-Analysis-Katerina/1d21b5743764f3196cddcb95925059695dad6eeb</text:span></text:a><text:span text:style-name="T56"><text:line-break/></text:span></text:p>
        </text:list-item>
        <text:list-item>
          <text:p text:style-name="P57"><text:span text:style-name="T58">Strategic Marketing: A Case Study of Starbucks (2015):<text:s/></text:span><text:a xlink:href="https://www.slideshare.net/YeeJieNg/bumkt6923grouppresentation" office:target-frame-name="_top" xlink:show="replace"><text:span text:style-name="T59">https://www.slideshare.net/YeeJieNg/bumkt6923grouppresentation</text:span></text:a><text:span text:style-name="T60"><text:line-break/></text:span></text:p>
        </text:list-item>
        <text:list-item>
          <text:p text:style-name="P61"><text:span text:style-name="T62">Strategic Analysis of Starbucks Corporation (2014):<text:s/></text:span><text:a xlink:href="https://scholar.harvard.edu/files/nithingeereddy/files/starbucks_case_analysis.pdf" office:target-frame-name="_top" xlink:show="replace"><text:span text:style-name="T63">https://scholar.harvard.edu/</text:span><text:span text:style-name="T64">files/nithingeereddy/files/starbucks_case_analysis.pdf</text:span></text:a><text:span text:style-name="T65"><text:line-break/></text:span></text:p>
        </text:list-item>
        <text:list-item>
          <text:p text:style-name="P66"><text:span text:style-name="T67">Other links:</text:span></text:p>
        </text:list-item>
      </text:list>
      <text:list text:style-name="WWNum3">
        <text:list-item>
          <text:p text:style-name="P68"><text:a xlink:href="http://science.knote.com/2014/10/28/starbucks-productivity-secrets/" office:target-frame-name="_top" xlink:show="replace"><text:span text:style-name="T69">http://science.knote.com/2014/10/28/starbucks-productivity-secrets/</text:span></text:a></text:p>
        </text:list-item>
        <text:list-item>
          <text:p text:style-name="P70"><text:a xlink:href="http://panmore.com/starbucks-coffee-operations-management-10-decisions-areas-productivity" office:target-frame-name="_top" xlink:show="replace"><text:span text:style-name="T71">http://panmore.com/starbucks-coffee-operations-management-10-decisions-areas-productivity</text:span></text:a></text:p>
        </text:list-item>
        <text:list-item>
          <text:p text:style-name="P72"><text:a xlink:href="https://www.businessinsider.in/retail/5-ways-Starbucks-entices-you-to-spend-more-money/articleshow/46239542.cms" office:target-frame-name="_top" xlink:show="replace"><text:span text:style-name="T73">https://www.businessinsider.in/retail/5-ways-Starbucks-entices-you-to-spend-more-money/articleshow/46239542.cms</text:span></text:a><text:span text:style-name="T74"><text:s text:c="2"/></text:span></text:p>
        </text:list-item>
        <text:list-item>
          <text:p text:style-name="P75"><text:a xlink:href="https://www.business-standard.com/article/companies/starbucks-steps-up-its-india-game-116020301281_1.html" office:target-frame-name="_top" xlink:show="replace"><text:span text:style-name="T76">https://www.business-standard.com/article/companies/starbucks-steps-up-its-india-game-116020301281_1.html</text:span></text:a></text:p>
        </text:list-item>
      </text:list>
      <text:soft-page-break/>
      <text:p text:style-name="P77"><text:span text:style-name="T78">Questions on Product</text:span></text:p>
      <text:p text:style-name="P79"><text:span text:style-name="T80">Q1:</text:span><text:span text:style-name="T81"><text:s/>What is the core product of Starbucks?</text:span></text:p>
      <text:p text:style-name="P82"><text:span text:style-name="T83">A1:</text:span><text:span text:style-name="T84"><text:s/></text:span><text:span text:style-name="T85">whole bean coffee</text:span></text:p>
      <text:p text:style-name="P86"><text:span text:style-name="T87">Q2:</text:span><text:span text:style-name="T88"><text:s/>What are the actual and augment</text:span><text:span text:style-name="T89">ed products of Starbucks?</text:span></text:p>
      <text:p text:style-name="P90"><text:span text:style-name="T91">A2:</text:span><text:span text:style-name="T92"><text:s/>-</text:span><text:span text:style-name="T93">actual product :</text:span><text:span text:style-name="T94"><text:s/></text:span><text:span text:style-name="T95">premium coffees and teas, sandwich and desserts, augmented products: free wireless internet, prepaid starbucks card,starbucks duetto</text:span></text:p>
      <text:p text:style-name="P96"><text:span text:style-name="T97">Q3:</text:span><text:span text:style-name="T98"><text:s/>What are the various product categories offered by<text:s/></text:span><text:span text:style-name="T99">Starbucks?</text:span></text:p>
      <text:p text:style-name="P100"><text:span text:style-name="T101">A3:</text:span><text:span text:style-name="T102"><text:s/>--</text:span><text:span text:style-name="T103">brewed coffees: Frappuccino blended coffee, Frappuccino juice blends, Espresso-hot: Frappuccino light blended coffee, Tazo Tea, vivanno nourshing blends, Espresso-iced: Frappuccino blended crème, classic favourites</text:span></text:p>
      <text:p text:style-name="P104"><text:span text:style-name="T105">Q4:</text:span><text:span text:style-name="T106"><text:s/>How has S</text:span><text:span text:style-name="T107">tarbucks adapted its product offering to suit the Indian market?</text:span></text:p>
      <text:p text:style-name="P108"><text:span text:style-name="T109">A4:</text:span><text:span text:style-name="T110"><text:s/>----</text:span><text:span text:style-name="T111">starbucks have introduced tata’s branded tea called Teavana and Himalayan water beverages to add to the products which increase their revenue upto 35% in india</text:span></text:p>
      <text:p text:style-name="P112"><text:span text:style-name="T113">Q5:</text:span><text:span text:style-name="T114"><text:s/>How has Star</text:span><text:span text:style-name="T115">bucks introduced healthy products in its range?</text:span></text:p>
      <text:p text:style-name="P116"><text:span text:style-name="T117">A5:</text:span><text:span text:style-name="T118"><text:s/>----</text:span><text:span text:style-name="T119">savoury quino oatmeal which is served along with roasted walnuts</text:span></text:p>
      <text:p text:style-name="P120"><text:span text:style-name="T121">Q6:</text:span><text:span text:style-name="T122"><text:s/>Mention an innovation by Starbucks with regard to an existing product.</text:span></text:p>
      <text:p text:style-name="P123"><text:span text:style-name="T124">A6:</text:span><text:span text:style-name="T125"><text:s/>--</text:span><text:span text:style-name="T126">almond milk honey flat white,</text:span><text:span text:style-name="T127"><text:s/></text:span><text:span text:style-name="T128">coconut milk lat</text:span><text:span text:style-name="T129">te, oatmeal honey latte</text:span></text:p>
      <text:p text:style-name="P130"><text:span text:style-name="T131">Q7:</text:span><text:span text:style-name="T132"><text:s/>What are some partnerships that Starbucks has entered, from the point of view of product?</text:span></text:p>
      <text:p text:style-name="P133"><text:span text:style-name="T134">A7:</text:span><text:span text:style-name="T135"><text:s/></text:span><text:span text:style-name="T136">seattle seahawks</text:span></text:p>
      <text:p text:style-name="P137"/>
      <text:p text:style-name="P138"/>
      <text:soft-page-break/>
      <text:p text:style-name="P139"><text:span text:style-name="T140">Questions on Price</text:span></text:p>
      <text:p text:style-name="P141"><text:span text:style-name="T142">Q1:</text:span><text:span text:style-name="T143"><text:s/>What is the most expensive coffee that Starbucks in CP<text:s/></text:span><text:span text:style-name="T144">sells?</text:span></text:p>
      <text:p text:style-name="P145"><text:span text:style-name="T146">A1:</text:span><text:span text:style-name="T147"><text:s/></text:span><text:span text:style-name="T148">grand latte cost about$83.75</text:span></text:p>
      <text:p text:style-name="P149"><text:span text:style-name="T150">Q2:</text:span><text:span text:style-name="T151"><text:s text:c="2"/>What is the least expensive coffee that Starbucks in CP sells?</text:span></text:p>
      <text:p text:style-name="P152"><text:span text:style-name="T153">A2:</text:span><text:span text:style-name="T154"><text:s/></text:span><text:span text:style-name="T155">drip coffee or americano</text:span></text:p>
      <text:p text:style-name="P156"><text:span text:style-name="T157">Q3:</text:span><text:span text:style-name="T158"><text:s/>Which of the following pricing strategies does Starbucks follow? Justify your answer.</text:span></text:p>
      <text:list text:style-name="WWNum2">
        <text:list-item>
          <text:p text:style-name="P159"><text:span text:style-name="T160">Economy<text:s/></text:span><text:span text:style-name="T161">pricing strategy</text:span></text:p>
        </text:list-item>
        <text:list-item>
          <text:p text:style-name="P162"><text:span text:style-name="T163">Penetration pricing strategy</text:span></text:p>
        </text:list-item>
        <text:list-item>
          <text:p text:style-name="P164"><text:span text:style-name="T165">Skimming pricing strategy</text:span></text:p>
        </text:list-item>
        <text:list-item>
          <text:p text:style-name="P166"><text:span text:style-name="T167">Premium pricing strategy</text:span></text:p>
        </text:list-item>
      </text:list>
      <text:p text:style-name="P168"><text:span text:style-name="T169">A3:</text:span><text:span text:style-name="T170"><text:s/>-</text:span><text:span text:style-name="T171">premium pricing and premium skimming strategies to improve their profit</text:span><text:span text:style-name="T172">.</text:span></text:p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soft-page-break/>
      <text:p text:style-name="P188"><text:span text:style-name="T189">Questions on<text:s/></text:span><text:span text:style-name="T190">Place</text:span></text:p>
      <text:p text:style-name="P191"><text:span text:style-name="T192">Q1:</text:span><text:span text:style-name="T193"><text:s/>How many cities in India have at least one Starbucks store?</text:span></text:p>
      <text:p text:style-name="P194"><text:span text:style-name="T195">A1:</text:span><text:span text:style-name="T196"><text:s/>----</text:span><text:span text:style-name="T197">24</text:span><text:span text:style-name="T198">-------</text:span></text:p>
      <text:p text:style-name="P199"><text:span text:style-name="T200">Q2:</text:span><text:span text:style-name="T201"><text:s/>What is the total number of Starbucks stores in India?</text:span></text:p>
      <text:p text:style-name="P202"><text:span text:style-name="T203">A2:</text:span><text:span text:style-name="T204"><text:s/>------</text:span><text:span text:style-name="T205">219 outlets</text:span><text:span text:style-name="T206">-----</text:span></text:p>
      <text:p text:style-name="P207"><text:span text:style-name="T208">Q3:</text:span><text:span text:style-name="T209"><text:s/>Which cities in India tend to have a Starbucks store? Why?</text:span></text:p>
      <text:p text:style-name="P210"><text:span text:style-name="T211">A3:</text:span><text:span text:style-name="T212"><text:s/>-------</text:span><text:span text:style-name="T213">metro cities in india<text:s/></text:span><text:span text:style-name="T214">--------------</text:span></text:p>
      <text:p text:style-name="P215"><text:span text:style-name="T216">Q4:</text:span><text:span text:style-name="T217"><text:s/>Mention an innovation by Starbucks with regard to its store strategy.</text:span></text:p>
      <text:p text:style-name="P218"><text:span text:style-name="T219">A4:</text:span><text:span text:style-name="T220"><text:s/>-----</text:span><text:span text:style-name="T221">store design is just one of the creative ways starbucks connects with customers, integrating local aesthetics into each of its stores.</text:span><text:span text:style-name="T222">--</text:span><text:span text:style-name="T223">----------</text:span></text:p>
      <text:p text:style-name="P224"><text:span text:style-name="T225">Q5:</text:span><text:span text:style-name="T226"><text:s/>What are some partnerships that Starbucks has entered, from the point of view of the place?</text:span></text:p>
      <text:p text:style-name="P227"><text:span text:style-name="T228">A5:</text:span><text:span text:style-name="T229"><text:s/>---------</text:span><text:span text:style-name="T230">starbucks entered the Indian market through 50/50 joint venture with tata global beverages.</text:span><text:span text:style-name="T231">------</text:span></text:p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soft-page-break/>
      <text:p text:style-name="P245"><text:span text:style-name="T246">Questions on<text:s/></text:span><text:span text:style-name="T247">Promotion</text:span></text:p>
      <text:p text:style-name="P248"><text:span text:style-name="T249">Q1:</text:span><text:span text:style-name="T250"><text:s/>What is the primary means of promotion for Starbucks?</text:span></text:p>
      <text:p text:style-name="P251"><text:span text:style-name="T252">A1:</text:span><text:span text:style-name="T253"><text:s/>-</text:span><text:span text:style-name="T254">starbucks uses a large variety of channels to market their products from social media to TV spots and ads</text:span><text:span text:style-name="T255">-----------</text:span></text:p>
      <text:p text:style-name="P256"><text:span text:style-name="T257">Q2:</text:span><text:span text:style-name="T258"><text:s/>How does Starbucks go about executing its primary means of pro</text:span><text:span text:style-name="T259">motion?</text:span></text:p>
      <text:p text:style-name="P260"><text:span text:style-name="T261">A2:</text:span><text:span text:style-name="T262"><text:s/>-------</text:span><text:span text:style-name="T263">use multi channel promotion, predominantly uses its website, social media channels and in-store displays</text:span><text:span text:style-name="T264">------------</text:span></text:p>
      <text:p text:style-name="P265"><text:span text:style-name="T266">Q3:</text:span><text:span text:style-name="T267"><text:s/>What is meant by ‘Third Place’ in the context of the marketing strategy of Starbucks?</text:span></text:p>
      <text:p text:style-name="P268"><text:span text:style-name="T269">A3:</text:span><text:span text:style-name="T270"><text:s/>---</text:span><text:span text:style-name="T271">third place environment</text:span><text:span text:style-name="T272"><text:s/>where everyone is welcome and we can gather as a community to share great coffee and deepen human connections</text:span><text:span text:style-name="T273">----------------------------</text:span></text:p>
      <text:p text:style-name="P274"><text:span text:style-name="T275">Q4:</text:span><text:span text:style-name="T276"><text:s/>What is meant by ‘Fourth Place” in the context of the marketing strategy of Starbucks?</text:span></text:p>
      <text:p text:style-name="P277"><text:span text:style-name="T278">A4:</text:span><text:span text:style-name="T279"><text:s/>--</text:span><text:span text:style-name="T280">creating a place tha</text:span><text:span text:style-name="T281">t is digitally equipped with a <text:s/>robust mobile and online delivery system</text:span><text:span text:style-name="T282">---------------------------</text:span></text:p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soft-page-break/>
      <text:p text:style-name="P298"><text:span text:style-name="T299">Questions on People</text:span></text:p>
      <text:p text:style-name="P300"><text:span text:style-name="T301">Q1:<text:s/></text:span><text:span text:style-name="T302">What are the primary target customer segments for Starbucks?</text:span></text:p>
      <text:p text:style-name="P303"><text:span text:style-name="T304">A1:</text:span><text:span text:style-name="T305"><text:s/>--</text:span><text:span text:style-name="T306">main target market is men and woman between the<text:s/></text:span><text:span text:style-name="T307">ages of 25-44</text:span><text:span text:style-name="T308">------------------</text:span></text:p>
      <text:p text:style-name="P309"><text:span text:style-name="T310">Q2:</text:span><text:span text:style-name="T311"><text:s/>What is the connection between the target customer segments for Starbucks and its choice of price and place?</text:span></text:p>
      <text:p text:style-name="P312"><text:span text:style-name="T313">A2:</text:span><text:span text:style-name="T314"><text:s/>----</text:span><text:span text:style-name="T315">starbucks positions itself as a place college students can hang out, study, write papers and meet peopl</text:span><text:span text:style-name="T316">e</text:span><text:span text:style-name="T317">---------------------------</text:span></text:p>
      <text:p text:style-name="P318"><text:span text:style-name="T319">Q3:</text:span><text:span text:style-name="T320"><text:s/>What are Starbucks employees called?</text:span></text:p>
      <text:p text:style-name="P321"><text:span text:style-name="T322">A3:</text:span><text:span text:style-name="T323"><text:s/>----------</text:span><text:span text:style-name="T324">star bucks employees referred to as partners not baristas</text:span><text:span text:style-name="T325">-------------------</text:span></text:p>
      <text:p text:style-name="P326"><text:span text:style-name="T327">Q4:</text:span><text:span text:style-name="T328"><text:s/>Mention an innovation by Starbucks with regard to its employee training.</text:span></text:p>
      <text:p text:style-name="P329"><text:span text:style-name="T330">A4:</text:span><text:span text:style-name="T331"><text:s/>-----</text:span><text:span text:style-name="T332">starbucks</text:span><text:span text:style-name="T333"><text:s/>experience this training includes an overview of the company’s history and culture</text:span><text:span text:style-name="T334">---------------------------------------------------</text:span></text:p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><text:span text:style-name="T351">Questions on Physical Evidence</text:span></text:p>
      <text:p text:style-name="P352"><text:span text:style-name="T353">Q1:</text:span><text:span text:style-name="T354"><text:s/>How does the Starbucks store layout contribute to its marketing strateg</text:span><text:span text:style-name="T355">y?</text:span></text:p>
      <text:p text:style-name="P356"><text:span text:style-name="T357">A1:</text:span><text:span text:style-name="T358"><text:s/>-</text:span><text:span text:style-name="T359">excellent customer service, excellent brand merchandise</text:span><text:span text:style-name="T360">------------------</text:span></text:p>
      <text:p text:style-name="P361"><text:span text:style-name="T362">Q2:</text:span><text:span text:style-name="T363"><text:s/>What is the Starbucks logo?</text:span></text:p>
      <text:p text:style-name="P364"><text:span text:style-name="T365">A2:</text:span><text:span text:style-name="T366"><text:s/>--</text:span><text:span text:style-name="T367">starbucks logo to reflect the seductive imagery of the sea</text:span><text:span text:style-name="T368">----------------</text:span></text:p>
      <text:p text:style-name="P369"><text:span text:style-name="T370">Q3:</text:span><text:span text:style-name="T371"><text:s/>Has the Starbucks logo evolved over time?</text:span></text:p>
      <text:p text:style-name="P372"><text:span text:style-name="T373">A3:</text:span><text:span text:style-name="T374"><text:s/></text:span><text:span text:style-name="T375">----------</text:span><text:span text:style-name="T376">starbucks turned a brown woodcut into green and black image</text:span><text:span text:style-name="T377">--------------------------</text:span></text:p>
      <text:p text:style-name="P378"><text:span text:style-name="T379">Q4:</text:span><text:span text:style-name="T380"><text:s/>Can the Starbucks app be considered part of physical evidence in the 7 Ps framework? Justify your answer.</text:span></text:p>
      <text:p text:style-name="P381"><text:span text:style-name="T382">A4:</text:span><text:span text:style-name="T383"><text:s/>---------------------------</text:span></text:p>
      <text:p text:style-name="P384"/>
      <text:p text:style-name="P385"/>
      <text:p text:style-name="P386"/>
      <text:soft-page-break/>
      <text:p text:style-name="P387"><text:span text:style-name="T388">Questions on Pr</text:span><text:span text:style-name="T389">ocess</text:span></text:p>
      <text:p text:style-name="P390"><text:span text:style-name="T391">Q1:</text:span><text:span text:style-name="T392"><text:s/>What is the process improvement philosophy that Starbucks adopted a decade ago to improve its productivity?</text:span></text:p>
      <text:p text:style-name="P393"><text:span text:style-name="T394">A1:</text:span><text:span text:style-name="T395"><text:s/>--------</text:span><text:span text:style-name="T396">six stigma implementation ensures starbucks success. It was introduced in early 2000s</text:span><text:span text:style-name="T397">------------------------------------</text:span></text:p>
      <text:p text:style-name="P398"><text:span text:style-name="T399">Q2:</text:span><text:span text:style-name="T400"><text:s/>What are some of the key metrics that Starbucks uses to measure in-store productivity?</text:span></text:p>
      <text:p text:style-name="P401"><text:span text:style-name="T402">A2:</text:span><text:span text:style-name="T403"><text:s/>------------</text:span><text:span text:style-name="T404">revenue growth, global comparable store sales, US comparable store sales. Active rewards, new store openings, co</text:span><text:span text:style-name="T405">mparable-store sales guidance</text:span><text:span text:style-name="T406">---------------------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rinivasa Raghavan</dc:creator>
    <meta:creation-date>2020-09-25T14:05:00Z</meta:creation-date>
    <dc:date>2021-08-15T18:38:00Z</dc:date>
    <meta:template xlink:href="Normal" xlink:type="simple"/>
    <meta:editing-cycles>14</meta:editing-cycles>
    <meta:editing-duration>PT53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8" meta:word-count="1410" meta:character-count="9432" meta:row-count="67" meta:non-whitespace-character-count="8040"/>
  </office:meta>
</office:document-meta>
</file>